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font-size="10.5pt" style:font-size-asian="10.5pt" style:font-size-complex="10.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e306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bre(<text:span text:style-name="T1">Email</text:span>,mdp,nom,prenom,ville,adresse,telephone,administrateur,etat)</text:p>
      <text:p text:style-name="P1">Bien(<text:span text:style-name="T1">id</text:span>,nom,prix,<text:span text:style-name="T2">#createur,#user,</text:span><text:span text:style-name="T3">etat</text:span>)</text:p>
      <text:p text:style-name="P1">Service(<text:span text:style-name="T1">id</text:span>,nom,prix,debut_plage_horaire,fin_plage_horaire,descriptif,<text:span text:style-name="T2">#createur,#user</text:span>)</text:p>
      <text:p text:style-name="P1">Notif(<text:span text:style-name="T1">id</text:span>,msg,<text:span text:style-name="T2">#email_membre</text:span>)</text:p>
      <text:p text:style-name="P1">Jour(<text:span text:style-name="T1">jour</text:span>)</text:p>
      <text:p text:style-name="P1">Photo(<text:span text:style-name="T1">lien</text:span>,<text:span text:style-name="T2">#idBien</text:span>)</text:p>
      <text:p text:style-name="P1">Taxonomie(<text:span text:style-name="T1">mot</text:span>,<text:span text:style-name="T2">#pere</text:span>)</text:p>
      <text:p text:style-name="P1">Mot_bien(<text:span text:style-name="T4">#mot,#idBien</text:span>)</text:p>
      <text:p text:style-name="P1">Mot_service(<text:span text:style-name="T4">#mot,#idService</text:span>)</text:p>
      <text:p text:style-name="P1">Notif_admin(<text:span text:style-name="T4">#idMembre,#IdNotif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9T17:19:01.621684535</dc:date>
    <meta:editing-duration>PT2M27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0" meta:word-count="10" meta:character-count="352" meta:non-whitespace-character-count="352"/>
  </office:meta>
</office:document-meta>
</file>